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75in" text:min-label-width="0.25in"/>
        <style:text-properties style:font-name="Courier New"/>
      </text:list-level-style-bullet>
      <text:list-level-style-bullet text:level="2" text:style-name="WW_CharLFO1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33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4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5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6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7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P38" style:parent-style-name="Textbody" style:family="paragraph">
      <style:text-properties fo:font-size="24pt" style:font-size-asian="24pt" style:font-size-complex="24pt" fo:language="pt" fo:country="BR"/>
    </style:style>
    <style:style style:name="P39" style:parent-style-name="Textbody" style:family="paragraph">
      <style:paragraph-properties fo:text-align="justify"/>
    </style:style>
    <style:style style:name="T40" style:parent-style-name="Fonteparág.padrão" style:family="text">
      <style:text-properties fo:font-size="12pt" style:font-size-asian="12pt" style:font-size-complex="12pt" fo:language="pt" fo:country="BR"/>
    </style:style>
    <style:style style:name="T41" style:parent-style-name="Fonteparág.padrão" style:family="text">
      <style:text-properties fo:font-size="12pt" style:font-size-asian="12pt" style:font-size-complex="12pt" fo:language="pt" fo:country="BR"/>
    </style:style>
    <style:style style:name="T42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43" style:parent-style-name="Fonteparág.padrão" style:family="text">
      <style:text-properties fo:font-size="12pt" style:font-size-asian="12pt" style:font-size-complex="12pt" fo:language="pt" fo:country="BR"/>
    </style:style>
    <style:style style:name="T44" style:parent-style-name="Fonteparág.padrão" style:family="text">
      <style:text-properties fo:font-size="12pt" style:font-size-asian="12pt" style:font-size-complex="12pt" fo:language="pt" fo:country="BR"/>
    </style:style>
    <style:style style:name="P4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9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0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1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52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3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54" style:parent-style-name="Textbody" style:family="paragraph">
      <style:paragraph-properties fo:text-align="justify" fo:text-indent="0.5in"/>
    </style:style>
    <style:style style:name="T55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56" style:parent-style-name="Fonteparág.padrão" style:family="text">
      <style:text-properties fo:font-size="12pt" style:font-size-asian="12pt" style:font-size-complex="12pt" fo:language="pt" fo:country="BR"/>
    </style:style>
    <style:style style:name="T57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58" style:parent-style-name="Fonteparág.padrão" style:family="text">
      <style:text-properties fo:font-size="12pt" style:font-size-asian="12pt" style:font-size-complex="12pt" fo:language="pt" fo:country="BR"/>
    </style:style>
    <style:style style:name="P59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0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1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62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3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4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5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6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67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68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69" style:parent-style-name="Textbody" style:list-style-name="WW8Num7" style:family="paragraph">
      <style:paragraph-properties fo:text-align="justify"/>
    </style:style>
    <style:style style:name="T70" style:parent-style-name="Fonteparág.padrão" style:family="text">
      <style:text-properties fo:font-size="12pt" style:font-size-asian="12pt" style:font-size-complex="12pt" fo:language="pt" fo:country="BR"/>
    </style:style>
    <style:style style:name="T71" style:parent-style-name="Fonteparág.padrão" style:family="text">
      <style:text-properties fo:font-size="12pt" style:font-size-asian="12pt" style:font-size-complex="12pt" fo:language="pt" fo:country="BR"/>
    </style:style>
    <style:style style:name="P72" style:parent-style-name="Textbody" style:list-style-name="WW8Num7" style:family="paragraph">
      <style:paragraph-properties fo:text-align="justify"/>
    </style:style>
    <style:style style:name="T73" style:parent-style-name="Fonteparág.padrão" style:family="text">
      <style:text-properties fo:font-size="12pt" style:font-size-asian="12pt" style:font-size-complex="12pt" fo:language="pt" fo:country="BR"/>
    </style:style>
    <style:style style:name="P74" style:parent-style-name="Textbody" style:list-style-name="WW8Num7" style:family="paragraph">
      <style:paragraph-properties fo:text-align="justify"/>
    </style:style>
    <style:style style:name="T75" style:parent-style-name="Fonteparág.padrão" style:family="text">
      <style:text-properties fo:font-size="12pt" style:font-size-asian="12pt" style:font-size-complex="12pt" fo:language="pt" fo:country="BR"/>
    </style:style>
    <style:style style:name="P76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77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78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79" style:parent-style-name="Textbody" style:list-style-name="WW8Num7" style:family="paragraph">
      <style:paragraph-properties fo:text-align="justify"/>
    </style:style>
    <style:style style:name="T80" style:parent-style-name="Fonteparág.padrão" style:family="text">
      <style:text-properties fo:font-size="12pt" style:font-size-asian="12pt" style:font-size-complex="12pt" fo:language="pt" fo:country="BR"/>
    </style:style>
    <style:style style:name="T81" style:parent-style-name="Fonteparág.padrão" style:family="text">
      <style:text-properties fo:font-size="12pt" style:font-size-asian="12pt" style:font-size-complex="12pt" fo:language="pt" fo:country="BR"/>
    </style:style>
    <style:style style:name="T82" style:parent-style-name="Fonteparág.padrão" style:family="text">
      <style:text-properties fo:font-size="12pt" style:font-size-asian="12pt" style:font-size-complex="12pt" fo:language="pt" fo:country="BR"/>
    </style:style>
    <style:style style:name="P83" style:parent-style-name="Textbody" style:list-style-name="WW8Num7" style:family="paragraph">
      <style:paragraph-properties fo:text-align="justify"/>
    </style:style>
    <style:style style:name="T84" style:parent-style-name="Fonteparág.padrão" style:family="text">
      <style:text-properties fo:font-size="12pt" style:font-size-asian="12pt" style:font-size-complex="12pt" fo:language="pt" fo:country="BR"/>
    </style:style>
    <style:style style:name="T85" style:parent-style-name="Fonteparág.padrão" style:family="text">
      <style:text-properties fo:font-size="12pt" style:font-size-asian="12pt" style:font-size-complex="12pt" fo:language="pt" fo:country="BR"/>
    </style:style>
    <style:style style:name="P86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7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88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89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0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1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2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3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4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5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6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7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9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1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02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03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04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105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106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0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1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112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1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4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6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17" style:parent-style-name="Textbody" style:family="paragraph">
      <style:paragraph-properties fo:text-align="justify"/>
    </style:style>
    <style:style style:name="T118" style:parent-style-name="Fonteparág.padrão" style:family="text">
      <style:text-properties fo:font-size="12pt" style:font-size-asian="12pt" style:font-size-complex="12pt" fo:language="pt" fo:country="BR"/>
    </style:style>
    <style:style style:name="T119" style:parent-style-name="Fonteparág.padrão" style:family="text">
      <style:text-properties fo:font-size="12pt" style:font-size-asian="12pt" style:font-size-complex="12pt" fo:language="pt" fo:country="BR"/>
    </style:style>
    <style:style style:name="T120" style:parent-style-name="Fonteparág.padrão" style:family="text">
      <style:text-properties fo:font-size="12pt" style:font-size-asian="12pt" style:font-size-complex="12pt" fo:language="pt" fo:country="BR"/>
    </style:style>
    <style:style style:name="T121" style:parent-style-name="Fonteparág.padrão" style:family="text">
      <style:text-properties fo:font-size="12pt" style:font-size-asian="12pt" style:font-size-complex="12pt" fo:language="pt" fo:country="BR"/>
    </style:style>
    <style:style style:name="T122" style:parent-style-name="Fonteparág.padrão" style:family="text">
      <style:text-properties fo:font-size="12pt" style:font-size-asian="12pt" style:font-size-complex="12pt" fo:language="pt" fo:country="BR"/>
    </style:style>
    <style:style style:name="P123" style:parent-style-name="Textbody" style:family="paragraph">
      <style:paragraph-properties fo:text-align="justify"/>
    </style:style>
    <style:style style:name="T124" style:parent-style-name="Fonteparág.padrão" style:family="text">
      <style:text-properties fo:font-size="12pt" style:font-size-asian="12pt" style:font-size-complex="12pt" fo:language="pt" fo:country="BR"/>
    </style:style>
    <style:style style:name="T125" style:parent-style-name="Fonteparág.padrão" style:family="text">
      <style:text-properties fo:font-size="12pt" style:font-size-asian="12pt" style:font-size-complex="12pt" fo:language="pt" fo:country="BR"/>
    </style:style>
    <style:style style:name="T126" style:parent-style-name="Fonteparág.padrão" style:family="text">
      <style:text-properties fo:font-size="12pt" style:font-size-asian="12pt" style:font-size-complex="12pt" fo:language="pt" fo:country="BR"/>
    </style:style>
    <style:style style:name="T127" style:parent-style-name="Fonteparág.padrão" style:family="text">
      <style:text-properties fo:font-size="12pt" style:font-size-asian="12pt" style:font-size-complex="12pt" fo:language="pt" fo:country="BR"/>
    </style:style>
    <style:style style:name="T128" style:parent-style-name="Fonteparág.padrão" style:family="text">
      <style:text-properties fo:font-size="12pt" style:font-size-asian="12pt" style:font-size-complex="12pt" fo:language="pt" fo:country="BR"/>
    </style:style>
    <style:style style:name="P129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0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3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3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3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4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35" style:parent-style-name="Textbody" style:family="paragraph">
      <style:paragraph-properties fo:text-align="justify" fo:text-indent="0.0416in"/>
    </style:style>
    <style:style style:name="T136" style:parent-style-name="Fonteparág.padrão" style:family="text">
      <style:text-properties fo:font-size="12pt" style:font-size-asian="12pt" style:font-size-complex="12pt" fo:language="pt" fo:country="BR"/>
    </style:style>
    <style:style style:name="P137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8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39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40" style:parent-style-name="Textbody" style:family="paragraph">
      <style:paragraph-properties fo:text-align="justify" fo:text-indent="0.0416in"/>
    </style:style>
    <style:style style:name="T141" style:parent-style-name="Fonteparág.padrão" style:family="text">
      <style:text-properties fo:font-size="12pt" style:font-size-asian="12pt" style:font-size-complex="12pt" fo:language="pt" fo:country="BR"/>
    </style:style>
    <style:style style:name="T142" style:parent-style-name="Fonteparág.padrão" style:family="text">
      <style:text-properties fo:font-size="12pt" style:font-size-asian="12pt" style:font-size-complex="12pt" fo:language="pt" fo:country="BR"/>
    </style:style>
    <style:style style:name="T143" style:parent-style-name="Fonteparág.padrão" style:family="text">
      <style:text-properties fo:font-size="12pt" style:font-size-asian="12pt" style:font-size-complex="12pt" fo:language="pt" fo:country="BR"/>
    </style:style>
    <style:style style:name="T144" style:parent-style-name="Fonteparág.padrão" style:family="text">
      <style:text-properties fo:font-size="12pt" style:font-size-asian="12pt" style:font-size-complex="12pt" fo:language="pt" fo:country="BR"/>
    </style:style>
    <style:style style:name="P145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46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47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14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49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15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51" style:parent-style-name="Título2" style:list-style-name="LFO15" style:family="paragraph">
      <style:text-properties style:font-name="Times New Roman" fo:font-weight="normal" style:font-weight-asian="normal" fo:font-size="12pt" style:font-size-asian="12pt" style:font-size-complex="12pt" fo:language="pt" fo:country="BR"/>
    </style:style>
    <style:style style:name="P152" style:parent-style-name="Standard" style:list-style-name="LFO14" style:family="paragraph">
      <style:paragraph-properties fo:text-align="justify"/>
      <style:text-properties fo:language="pt" fo:country="BR"/>
    </style:style>
    <style:style style:name="P153" style:parent-style-name="Standard" style:list-style-name="LFO14" style:family="paragraph">
      <style:paragraph-properties fo:text-align="justify"/>
      <style:text-properties fo:language="pt" fo:country="BR"/>
    </style:style>
    <style:style style:name="P154" style:parent-style-name="Standard" style:list-style-name="LFO14" style:family="paragraph">
      <style:paragraph-properties fo:text-align="justify"/>
      <style:text-properties fo:language="pt" fo:country="BR"/>
    </style:style>
    <style:style style:name="P155" style:parent-style-name="Standard" style:list-style-name="LFO14" style:family="paragraph">
      <style:paragraph-properties fo:text-align="justify"/>
      <style:text-properties fo:language="pt" fo:country="BR"/>
    </style:style>
    <style:style style:name="P156" style:parent-style-name="Standard" style:list-style-name="LFO14" style:family="paragraph">
      <style:paragraph-properties fo:text-align="justify"/>
      <style:text-properties fo:language="pt" fo:country="BR"/>
    </style:style>
    <style:style style:name="P157" style:parent-style-name="Standard" style:list-style-name="LFO14" style:family="paragraph">
      <style:paragraph-properties fo:text-align="justify"/>
      <style:text-properties fo:language="pt" fo:country="BR"/>
    </style:style>
    <style:style style:name="P158" style:parent-style-name="Standard" style:list-style-name="LFO14" style:family="paragraph">
      <style:paragraph-properties fo:text-align="justify"/>
      <style:text-properties fo:language="pt" fo:country="BR"/>
    </style:style>
    <style:style style:name="P159" style:parent-style-name="Standard" style:list-style-name="LFO14" style:family="paragraph">
      <style:paragraph-properties fo:text-align="justify"/>
      <style:text-properties fo:language="pt" fo:country="BR"/>
    </style:style>
    <style:style style:name="P160" style:parent-style-name="Standard" style:list-style-name="LFO14" style:family="paragraph">
      <style:paragraph-properties fo:text-align="justify"/>
      <style:text-properties fo:language="pt" fo:country="BR"/>
    </style:style>
    <style:style style:name="P161" style:parent-style-name="Standard" style:list-style-name="LFO14" style:family="paragraph">
      <style:paragraph-properties fo:text-align="justify"/>
      <style:text-properties fo:language="pt" fo:country="BR"/>
    </style:style>
    <style:style style:name="P162" style:parent-style-name="Standard" style:family="paragraph">
      <style:paragraph-properties fo:text-align="justify" fo:margin-left="0.75in">
        <style:tab-stops/>
      </style:paragraph-properties>
      <style:text-properties fo:language="pt" fo:country="BR"/>
    </style:style>
    <style:style style:name="P16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64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6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6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67" style:parent-style-name="Textbody" style:family="paragraph">
      <style:paragraph-properties fo:text-align="justify"/>
      <style:text-properties fo:language="pt" fo:country="BR"/>
    </style:style>
    <style:style style:name="P168" style:parent-style-name="Standard" style:family="paragraph">
      <style:text-properties fo:language="pt" fo:country="BR"/>
    </style:style>
    <style:style style:name="P169" style:parent-style-name="Standard" style:family="paragraph">
      <style:text-properties fo:language="pt" fo:country="BR"/>
    </style:style>
  </office:automatic-styles>
  <office:body>
    <office:text text:use-soft-page-breaks="true">
      <text:p text:style-name="P1"><text:tab/><text:tab/><text:tab/><text:tab/><text:span text:style-name="T33">Memória Virtual</text:span><text:span text:style-name="T34"><text:line-break/></text:span><text:span text:style-name="T35"><text:s/></text:span><text:span text:style-name="T36"><text:tab/></text:span><text:span text:style-name="T37"><text:tab/>Caso de Uso: ExcluirUsuario</text:span></text:p>
      <text:p text:style-name="P38"/>
      <text:h text:style-name="Título1" text:outline-level="1">Breve Descrição</text:h>
      <text:p text:style-name="P39"><text:span text:style-name="T40"><text:s text:c="4"/>O Administrador ou Gerente do sistema deseja excluir um membro do sistema, tornando-o inativo. Para isso deve<text:s/></text:span><text:span text:style-name="T41">solicitar permissão a outro usuário que possua o mesmo nível de acesso que o Administrador ou Gerente. O usuário que faz a solicitação deve justificar o motivo da exclusão. Após isso, a exclusão é realizada, por meio de uma marcação de</text:span><text:span text:style-name="T42"><text:s/>inativo</text:span><text:span text:style-name="T43"><text:s/>no cadastro<text:s/></text:span><text:span text:style-name="T44">do usuário.<text:s/></text:span></text:p>
      <text:h text:style-name="Título1" text:outline-level="1">Breve Descrição dos Atores</text:h>
      <text:p text:style-name="P45">- Gerente (da Instituição): Tem permissão para excluir revisores e catalogadores.</text:p>
      <text:p text:style-name="P46">- Administrador (do Sistema): Tem permissão para excluir gerentes, revisores e catalogadores.</text:p>
      <text:h text:style-name="Título1" text:outline-level="1">Pré-condições</text:h>
      <text:p text:style-name="P47">- O Administrador/Gerente<text:s/>está logado no sistema.</text:p>
      <text:p text:style-name="P48"><text:s/>- O usuário a ser excluído deve estar cadastrado no sistema.</text:p>
      <text:h text:style-name="Título1" text:outline-level="1">Fluxo Básico de eventos</text:h>
      <text:list text:style-name="WW8Num7">
        <text:list-item text:start-value="1">
          <text:p text:style-name="P49"><text:s/>O Administrador/Gerente seleciona a opção “Excluir Usuário”;</text:p>
        </text:list-item>
        <text:list-item>
          <text:p text:style-name="P50">O<text:s/>sistema exibe uma tela contendo:</text:p>
        </text:list-item>
      </text:list>
      <text:p text:style-name="P51">- campo para inserir<text:s/>“Nome”<text:s/>para buscar o usuário que se deseja excluir. Esse campo<text:s/>deve ser auto completável, ou seja, de acordo com a informação<text:s/>que está sendo<text:s/>inserida pelo usuário ele cria e exibe uma lista,<text:s/>(abaixo do campo onde o nome está sendo inserido)<text:s/>com os possíveis nomes que estão sendo pesquisados. A lista apresentada deve estar em ordem alfabética<text:s/>e respeitar o que foi definido na Breve Descrição dos Atores. Assim,<text:s/>o usuário tem a opção de terminar de escrever<text:s/>o nome desejado<text:s/>ou<text:s/>o<text:s/>selecionar na lista que foi apresentada;</text:p>
      <text:p text:style-name="P52">- opção para selecionar o “Prazo de Validade” do pedido de exclusão que pode ser de 1 a 30 dias (preenchimento<text:s/>obrigatório,<text:s/>caso essa opção esteja disponível no sistema);</text:p>
      <text:p text:style-name="P53">- opção “Confirmar” para confirmar nome e prazo de validade fornecidos;</text:p>
      <text:p text:style-name="P54"><text:span text:style-name="T55">-<text:s/></text:span><text:span text:style-name="T56">opção</text:span><text:span text:style-name="T57"><text:s/></text:span><text:span text:style-name="T58">“Cancelar” para sair da opção de exclusão;</text:span></text:p>
      <text:list text:style-name="WW8Num7" text:continue-numbering="true">
        <text:list-item>
          <text:p text:style-name="P59">O Administrador/Gerente digita o<text:s/>nome do usuário a ser excluído<text:s/>ou<text:s/>o<text:s/>seleciona<text:s/>na lista<text:s/>apresentada, em seguida ele seleciona o prazo de validade que o pedido de exclusão deve ter e seleciona a opção “Confirma”;</text:p>
        </text:list-item>
        <text:list-item>
          <text:p text:style-name="P60">O sistema<text:s/>dá continuidade ao processo de exclusão exibindo<text:s/>uma tela contendo:</text:p>
        </text:list-item>
      </text:list>
      <text:p text:style-name="P61">-<text:s/>Nome do usuário solicitado;</text:p>
      <text:p text:style-name="P62">-<text:s/>Nível de<text:s/>Permissão no sistema (Gerente, Revisor ou Catalogador)<text:s/>do usuário a ser excluído;</text:p>
      <text:p text:style-name="P63">-<text:s/>Instituição a qual o usuário solicitado<text:s/>pertence;</text:p>
      <text:p text:style-name="P64">- campo<text:s/>editável<text:s/>para<text:s/>“Justificar”<text:s/>a exclusão, com no máximo 300 caracteres considerando espaços<text:s/>(preenchimento<text:s/>obrigatório);</text:p>
      <text:p text:style-name="P65">- o<text:s/>Prazo<text:s/>de Validade do pedido de exclusão;</text:p>
      <text:p text:style-name="P66">- opção “Excluir usuário” para confirmar o pedido de exclusão;</text:p>
      <text:p text:style-name="P67">- opção “Voltar” para voltar<text:s/>à<text:s/>tela de seleção do usuário a ser excluído;</text:p>
      <text:p text:style-name="P68">- opção “Cancelar” para sair da opção de exclusão;</text:p>
      <text:list text:style-name="WW8Num7" text:continue-numbering="true">
        <text:list-item>
          <text:p text:style-name="P69"><text:span text:style-name="T70">O Administrador/Gerente preenche a<text:s/></text:span><text:span text:style-name="T71">justificativa de exclusão do usuário;</text:span></text:p>
        </text:list-item>
        <text:list-item>
          <text:p text:style-name="P72"><text:span text:style-name="T73">O Administrador/Gerente seleciona a opção “Excluir usuário”;</text:span></text:p>
        </text:list-item>
        <text:list-item>
          <text:p text:style-name="P74"><text:span text:style-name="T75">O sistema exibe:</text:span></text:p>
        </text:list-item>
      </text:list>
      <text:p text:style-name="P76">- uma lista, em ordem alfabética, com nomes dos usuários com o mesmo nível de permissão que o do usuário que está<text:s/>solicitando<text:s/>a exclusão (por<text:s/>exemplo: se for Administrador exibe os demais Administradores Cadastrados no Sistema) para que ele escolha qual deve<text:s/>autorizar<text:s/>a operação de exclusão;</text:p>
      <text:p text:style-name="P77">- opção “Confirmar”<text:s/>para<text:s/>confirmar escolha do usuário que autorizará a exclusão e dar continuidade ao processo;</text:p>
      <text:p text:style-name="P78">- opção “Cancelar” para sair da opção de exclusão;</text:p>
      <text:list text:style-name="WW8Num7" text:continue-numbering="true">
        <text:list-item>
          <text:p text:style-name="P79"><text:span text:style-name="T80">O Administrador/Gerente escolhe na lista outro Administrador/Gerente para<text:s/></text:span><text:span text:style-name="T81">autorizar</text:span><text:span text:style-name="T82"><text:s/>a operação;</text:span></text:p>
        </text:list-item>
        <text:list-item>
          <text:p text:style-name="P83"><text:span text:style-name="T84">O Administrador/Gerente seleciona a opção “Confirmar</text:span><text:span text:style-name="T85">”;</text:span></text:p>
        </text:list-item>
        <text:list-item>
          <text:p text:style-name="P86"><text:s text:c="3"/>O sistema valida o pedido de exclusão e envia para o e-mail do Administrador/Gerente escolhido para<text:s/>autorizar<text:s/>o procedimento um link (url) de confirmação de exclusão, contendo:</text:p>
        </text:list-item>
      </text:list>
      <text:p text:style-name="P87">- o nome do usuário a ser excluído;</text:p>
      <text:p text:style-name="P88">- nível de permissão dele no sistema;</text:p>
      <text:p text:style-name="P89">- instituição a qual o usuário a ser excluído pertence;</text:p>
      <text:p text:style-name="P90">- justificativa da exclusão;</text:p>
      <text:p text:style-name="P91">- prazo de validade<text:s/>do pedido de exclusão;</text:p>
      <text:p text:style-name="P92">- opção “Confirmar Exclusão”;</text:p>
      <text:soft-page-break/>
      <text:p text:style-name="P93">- opção “Não Confirmar Exclusão”.</text:p>
      <text:list text:style-name="WW8Num7" text:continue-numbering="true">
        <text:list-item>
          <text:p text:style-name="P94"><text:s text:c="3"/>O Administrador/Gerente, que recebeu o e-mail,<text:s/>confirma a operação de exclusão;</text:p>
        </text:list-item>
        <text:list-item>
          <text:p text:style-name="P95"><text:s text:c="3"/>O sistema valida a operação de exclusão;</text:p>
        </text:list-item>
        <text:list-item>
          <text:p text:style-name="P96">O caso de uso termina.</text:p>
        </text:list-item>
      </text:list>
      <text:h text:style-name="Título1" text:outline-level="1">Fluxos Alternativos</text:h>
      <text:p text:style-name="P97">Fluxo Alternativo 1</text:p>
      <text:p text:style-name="P98">Se no passo<text:s/>3<text:s/>do fluxo básico o Administrador/Gerente tentar<text:s/>selecionar a opção “Confirmar”<text:s/>sem ter<text:s/>inserido ou selecionado nenhum nome<text:s/>na lista<text:s/>ou<text:s/>sem ter<text:s/>selecionado um prazo de validade para o convite,<text:s/>então<text:s/>respectivamente:</text:p>
      <text:p text:style-name="P99">1.<text:s/><text:tab/>O sistema exibe a mensagem “Insira um Nome ou<text:s/>Parte<text:s/>do nome desejado e então o selecione<text:s/>na lista”;</text:p>
      <text:p text:style-name="P100">2.<text:tab/>O sistema exibe a mensagem “Selecione o prazo de validade do convite”;</text:p>
      <text:p text:style-name="P101"><text:tab/>2.<text:tab/>O sistema retorna ao passo 2.</text:p>
      <text:p text:style-name="P102">Fluxo Alternativo 2</text:p>
      <text:p text:style-name="P103"><text:tab/>Se no passo<text:s/>3<text:s/>do fluxo básico o nome inserido não for encontrado, então:</text:p>
      <text:p text:style-name="P104">1.<text:tab/>O sistema exibe a mensagem “Usuário não encontrado”;</text:p>
      <text:p text:style-name="P105">2.<text:tab/>O sistema retorna ao passo 2.</text:p>
      <text:p text:style-name="P106">Fluxo Alternativo 3</text:p>
      <text:p text:style-name="P107">Se no passo<text:s/>4<text:s/>do fluxo básico o Administrador/Gerente selecionar a opção “Voltar”,<text:s/>então:</text:p>
      <text:p text:style-name="P108">1.<text:tab/>O<text:s/>sistema deve assegurar que as informações que estão sendo exibidas<text:s/>(do usuário previamente selecionado)<text:s/>desapareçam antes de permitir que o campo de inserção de Nome para exclusão seja utilizado<text:s/>novamente;</text:p>
      <text:p text:style-name="P109">2.<text:tab/>O sistema só pode permitir a seleção de um novo usuário para exclusão<text:s/>quando<text:s/>a opção<text:s/>“Voltar”<text:s/>for selecionada,<text:s/>ou seja,<text:s/>o campo “Nome”<text:s/>deve<text:s/>ser desabilitado quando<text:s/>as informações de um usuário estiverem sendo exibidas e habilitado quando a condição 1<text:s/>desse fluxo alternativo<text:s/>acontecer.</text:p>
      <text:p text:style-name="P110">3.<text:tab/>O sistema volta ao passo 2.</text:p>
      <text:p text:style-name="P111"/>
      <text:p text:style-name="P112">Fluxo Alternativo 4</text:p>
      <text:p text:style-name="P113">Se no passo<text:s/>5<text:s/>do fluxo básico o Administrador/Gerente não preencher o campo de justificativa, então:</text:p>
      <text:p text:style-name="P114">1.<text:s/><text:tab/>O sistema exibe a mensagem “Preencha a justificativa para o pedido de exclusão”;</text:p>
      <text:p text:style-name="P115">2.<text:s/><text:tab/>O sistema retorna ao passo<text:s/>4.</text:p>
      <text:soft-page-break/>
      <text:p text:style-name="P116">Fluxo Alternativo 5</text:p>
      <text:p text:style-name="P117"><text:span text:style-name="T118">Se no passo<text:s/></text:span><text:span text:style-name="T119">9</text:span><text:span text:style-name="T120"><text:s/>do fluxo básico o usuário não selecionou outro Administrador/Gerente para<text:s/></text:span><text:span text:style-name="T121">autorizar</text:span><text:span text:style-name="T122"><text:s/>a operação, então:</text:span></text:p>
      <text:p text:style-name="P123"><text:span text:style-name="T124">1.<text:s/></text:span><text:span text:style-name="T125"><text:tab/>O sistema exibe a mensagem “É necessário</text:span><text:span text:style-name="T126"><text:s/>selecionar um Administrador/Gerente para<text:s/></text:span><text:span text:style-name="T127">autorizar</text:span><text:span text:style-name="T128"><text:s/>o pedido de exclusão”;</text:span></text:p>
      <text:p text:style-name="P129"><text:s text:c="22"/>2. O sistema retorna ao passo<text:s/>7.</text:p>
      <text:p text:style-name="P130">Fluxo Alternativo 6</text:p>
      <text:p text:style-name="P131">Se no passo 11<text:s/>do fluxo básico o Administrador/Gerente não selecionar nenhuma opção (Confirmar ou Não),<text:s/>durante o prazo de validade do pedido de exclusão, então:<text:s/></text:p>
      <text:p text:style-name="P132"><text:s text:c="17"/>1. O pedido de exclusão é eliminado do sistema;</text:p>
      <text:p text:style-name="P133"><text:s text:c="10"/><text:s text:c="7"/>2. O caso de uso termina.</text:p>
      <text:p text:style-name="P134">Fluxo Alternativo 7</text:p>
      <text:p text:style-name="P135"><text:span text:style-name="T136">Se no passo 11 do fluxo básico o Administrador/Gerente seleciona a opção “Confirmar Exclusão”, fora do prazo de validade do pedido de exclusão, então:<text:s/></text:span></text:p>
      <text:p text:style-name="P137"><text:tab/><text:s text:c="3"/>1. O sistema exibe a mensagem “O Prazo de Confirmação Expirou”;</text:p>
      <text:p text:style-name="P138"><text:tab/><text:s text:c="3"/>2. O caso de uso é encerrado;</text:p>
      <text:p text:style-name="P139">Fluxo Alternativo<text:s/>8</text:p>
      <text:p text:style-name="P140"><text:span text:style-name="T141">Se no passo 1</text:span><text:span text:style-name="T142">1</text:span><text:span text:style-name="T143"><text:s/>do fluxo básico o Administrador/Gerente seleciona a<text:s/></text:span><text:span text:style-name="T144">opção “Não Confirmar Exclusão”, durante o prazo de validade do pedido de exclusão, então:<text:s/></text:span></text:p>
      <text:p text:style-name="P145"><text:tab/><text:s text:c="3"/>1. O usuário não é excluído do sistema;</text:p>
      <text:p text:style-name="P146"><text:tab/><text:s text:c="3"/>2. O caso de uso é encerrado;</text:p>
      <text:p text:style-name="P147">Fluxo Alternativo<text:s/>9</text:p>
      <text:p text:style-name="P148">Se no passo 12 o usuário a ser excluído não estiver associado a algum bem patrimonial no sistema ele não fica como Inativo, mas sim é efetivamente excluído do sistema, caso contrário segue o procedimento padrão, ficando como Inativo.</text:p>
      <text:p text:style-name="P149">Fluxo Alternativo<text:s/>10</text:p>
      <text:p text:style-name="P150">Se a qualquer momento o usuário selecionar a opção “Cancelar” o caso de uso termina.</text:p>
      <text:h text:style-name="Título1" text:outline-level="1">Pós-condições</text:h>
      <text:h text:style-name="P151" text:outline-level="2">Fluxo Básico: O sistema coloca como<text:s/>Inativo<text:s/>o cadastro do usuário.</text:h>
      <text:list text:style-name="LFO14" text:continue-numbering="true">
        <text:list-item>
          <text:list>
            <text:list-item>
              <text:p text:style-name="P152">Fluxo Alternativo 1: Não ocorre alteração na base de dados do sistema.</text:p>
            </text:list-item>
            <text:list-item>
              <text:p text:style-name="P153">Fluxo Alternativo<text:s/>2: Não ocorre alteração na base de dados do sistema.</text:p>
            </text:list-item>
            <text:list-item>
              <text:p text:style-name="P154">Fluxo Alternativo 3: Não ocorre alteração na base de dados <text:s/>do sistema.<text:s/></text:p>
            </text:list-item>
            <text:list-item>
              <text:p text:style-name="P155">Fluxo Alternativo<text:s/>4: A exclusão do usuário encontra-se pendente.</text:p>
            </text:list-item>
            <text:list-item>
              <text:p text:style-name="P156">Fluxo Alternativo<text:s/>5: A exclusão do usuário encontra-se pendente.</text:p>
            </text:list-item>
            <text:list-item>
              <text:p text:style-name="P157">Fluxo Alternativo<text:s/>6: O cadastro do usuário permanece como Ativo no sistema.</text:p>
            </text:list-item>
            <text:list-item>
              <text:p text:style-name="P158">Fluxo Alternativo 7: O cadastro do usuário permanece como Ativo no sistema.</text:p>
            </text:list-item>
            <text:list-item>
              <text:p text:style-name="P159">Fluxo Alternativo<text:s/>8: O cadastro do usuário permanece como Ativo<text:s/>no sistema.</text:p>
            </text:list-item>
            <text:list-item>
              <text:p text:style-name="P160">Fluxo Alternativo<text:s/>9: O<text:s/>cadastro do usuário é excluído do sistema.</text:p>
            </text:list-item>
            <text:list-item>
              <text:p text:style-name="P161">Fluxo Alternativo<text:s/>10: O cadastro do usuário permanece como Ativo no sistema.</text:p>
            </text:list-item>
          </text:list>
        </text:list-item>
      </text:list>
      <text:p text:style-name="P162"/>
      <text:h text:style-name="Título1" text:outline-level="1">Requisitos especiais</text:h>
      <text:p text:style-name="P163">-<text:s/>Requisito de Auditoria: o sistema salva no banco de dados o administrador/gerente que excluiu o usuário e o administrador/gerente que autorizou<text:s/>a operação.</text:p>
      <text:p text:style-name="P164">- A url enviada no e-mail, para que a exclusão possa ser autorizada, deve ser segura e codificada.</text:p>
      <text:p text:style-name="P165">- O sistema deve fazer uma verificação diária buscando<text:s/>exclusões<text:s/>pendentes (fora do prazo de validade estipulado) para manter a integridade do sistema.</text:p>
      <text:p text:style-name="P166">- A lista gerada no passo 2 deve ser similar a um combo box que é atualizado a cada letra inserida pelo usuário no campo Nome.</text:p>
      <text:p text:style-name="P167"/>
      <text:p text:style-name="P168"/>
      <text:p text:style-name="P1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 fo:margin-left="0.5in" fo:text-indent="-0.5in">
        <style:tab-stops/>
      </style:paragraph-properties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text:list-style style:name="WW_OutlineListStyle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ourier New" style:font-name-complex="Courier New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o">
        <style:list-level-properties text:space-before="0.75in" text:min-label-width="0.25in"/>
        <style:text-properties style:font-name="Courier New"/>
      </text:list-level-style-bullet>
      <text:list-level-style-bullet text:level="2" text:style-name="WW_CharLFO1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6875in" style:use-optimal-column-width="false"/>
    </style:style>
    <style:style style:name="TableColumn4" style:family="table-column">
      <style:table-column-properties style:column-width="4.2013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fo:font-size="10pt" style:font-size-asian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end"/>
    </style:style>
    <style:style style:name="T29" style:parent-style-name="Fonteparág.padrão" style:family="text">
      <style:text-properties fo:font-size="10pt" style:font-size-asian="10pt"/>
    </style:style>
    <style:style style:name="T30" style:parent-style-name="Númerodepágina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 table:number-rows-spanned="2">
              <text:p text:style-name="P11"/>
              <text:p text:style-name="P12">Documento de Especificação de Casos de Uso – CDU 10</text:p>
            </table:table-cell>
            <table:table-cell table:style-name="TableCell13">
              <text:p text:style-name="P14">Versão do documento: 1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<text:s text:c="2"/>Data: <text:s/>06/04/11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 – USP, 2011</text:p>
            </table:table-cell>
            <table:table-cell table:style-name="TableCell27">
              <text:p text:style-name="P28"><text:span text:style-name="T29">Página<text:s/></text:span><text:span text:style-name="T30"><text:page-number text:fixed="false">5</text:page-number></text:span><text:span text:style-name="T31"><text:s/>de<text:s/></text:span><text:span text:style-name="T32"><text:page-count style:num-format="1">5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&lt;use-case name&gt;</dc:title>
    <dc:subject>&lt;project&gt;</dc:subject>
    <meta:initial-creator>Cris</meta:initial-creator>
    <dc:creator>Cris</dc:creator>
    <meta:creation-date>2011-03-30T02:48:00Z</meta:creation-date>
    <dc:date>2011-04-07T04:50:00Z</dc:date>
    <meta:template xlink:href="Normal.dotm" xlink:type="simple"/>
    <meta:editing-cycles>195</meta:editing-cycles>
    <meta:editing-duration>PT40620S</meta:editing-duration>
    <meta:document-statistic meta:page-count="5" meta:paragraph-count="112" meta:word-count="328" meta:character-count="8198" meta:row-count="109" meta:non-whitespace-character-count="7982"/>
  </office:meta>
</office:document-meta>
</file>